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cc79b" draw:textarea-horizontal-align="justify" draw:textarea-vertical-align="middle" draw:auto-grow-height="false" fo:min-height="5.846cm" fo:min-width="6.48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179cm" fo:min-width="1.40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258cm" fo:min-width="0.008cm"/>
    </style:style>
    <style:style style:name="gr5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2.671cm" fo:min-width="0.64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258cm" fo:min-width="0.00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P1" style:family="paragraph">
      <loext:graphic-properties draw:fill-color="#fcc79b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6.096cm" svg:x="9.228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6.207cm" svg:x2="13.446cm" svg:y2="6.207cm">
          <text:p/>
        </draw:line>
        <draw:line draw:style-name="gr2" draw:text-style-name="P2" draw:layer="layout" svg:x1="5.953cm" svg:y1="8.112cm" svg:x2="13.446cm" svg:y2="8.112cm">
          <text:p/>
        </draw:line>
        <draw:custom-shape draw:style-name="gr3" draw:text-style-name="P3" draw:layer="layout" svg:width="1.905cm" svg:height="3.429cm" svg:x="3.794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0.508cm" svg:height="0.508cm" svg:x="5.445cm" svg:y="5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0.508cm" svg:height="0.508cm" svg:x="5.445cm" svg:y="7.85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draw:line-skew="-0.138cm" svg:x1="5.445cm" svg:y1="8.112cm" svg:x2="5.445cm" svg:y2="6.207cm" draw:start-shape="id1" draw:start-glue-point="3" draw:end-shape="id2" draw:end-glue-point="3" svg:d="M5445 8112c-958 0-958-1905 0-1905" svg:viewBox="0 0 719 1906">
          <text:p/>
        </draw:connector>
        <draw:custom-shape draw:style-name="gr6" draw:text-style-name="P3" draw:layer="layout" svg:width="0.762cm" svg:height="0.762cm" draw:transform="rotate (-1.55473929767655) translate (7.731cm 5.8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762cm" svg:height="0.762cm" draw:transform="rotate (-1.55473929767655) translate (7.731cm 7.7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508cm" svg:height="0.508cm" svg:x="8.955cm" svg:y="5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0.508cm" svg:x="8.955cm" svg:y="7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143cm" svg:height="2.921cm" svg:x="13.446cm" svg:y="5.6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0.508cm" svg:height="0.508cm" svg:x="13.392cm" svg:y="5.98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9" draw:text-style-name="P4" xml:id="id3" draw:id="id3" draw:layer="layout" svg:width="0.506cm" svg:height="0.379cm" draw:transform="rotate (-1.55473929767655) translate (13.825cm 7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762cm" svg:height="0.762cm" draw:transform="rotate (-1.55473929767655) translate (12.095cm 5.8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762cm" svg:height="0.762cm" draw:transform="rotate (-1.55473929767655) translate (12.095cm 7.7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5" draw:layer="layout" svg:width="2.077cm" svg:height="0.635cm" svg:x="6.162cm" svg:y="5.191cm">
          <draw:text-box>
            <text:p>data_trace</text:p>
          </draw:text-box>
        </draw:frame>
        <draw:frame draw:style-name="gr10" draw:text-style-name="P5" draw:layer="layout" svg:width="2.077cm" svg:height="0.635cm" svg:x="3.794cm" svg:y="6.842cm">
          <draw:text-box>
            <text:p>cko</text:p>
          </draw:text-box>
        </draw:frame>
        <draw:frame draw:style-name="gr10" draw:text-style-name="P5" draw:layer="layout" svg:width="2.077cm" svg:height="0.635cm" svg:x="6.289cm" svg:y="8.747cm">
          <draw:text-box>
            <text:p>clock_trace</text:p>
          </draw:text-box>
        </draw:frame>
        <draw:frame draw:style-name="gr11" draw:text-style-name="P5" draw:layer="layout" svg:width="2.286cm" svg:height="0.887cm" svg:x="10.825cm" svg:y="8.747cm">
          <draw:text-box>
            <text:p>clock_routing</text:p>
          </draw:text-box>
        </draw:frame>
        <draw:frame draw:style-name="gr11" draw:text-style-name="P5" draw:layer="layout" svg:width="2.286cm" svg:height="0.887cm" svg:x="10.744cm" svg:y="5.191cm">
          <draw:text-box>
            <text:p>data_routing</text:p>
          </draw:text-box>
        </draw:frame>
        <draw:connector draw:style-name="gr5" draw:text-style-name="P2" draw:layer="layout" draw:type="curve" svg:x1="13.83cm" svg:y1="8.108cm" svg:x2="13.9cm" svg:y2="6.234cm" draw:start-shape="id3" draw:start-glue-point="4" draw:end-shape="id4" draw:end-glue-point="1" svg:d="M13830 8108c856 0 821-1874 70-1874" svg:viewBox="0 0 639 1875">
          <text:p/>
        </draw:connector>
        <draw:frame draw:style-name="gr11" draw:text-style-name="P5" draw:layer="layout" svg:width="2.286cm" svg:height="0.887cm" svg:x="14.462cm" svg:y="6.844cm">
          <draw:text-box>
            <text:p>setup</text:p>
            <text:p>hold</text:p>
          </draw:text-box>
        </draw:frame>
        <draw:frame draw:style-name="gr11" draw:text-style-name="P5" draw:layer="layout" svg:width="2.286cm" svg:height="0.887cm" svg:x="9.128cm" svg:y="5.445cm">
          <draw:text-box>
            <text:p>data_pad</text:p>
          </draw:text-box>
        </draw:frame>
        <draw:frame draw:style-name="gr11" draw:text-style-name="P5" draw:layer="layout" svg:width="2.286cm" svg:height="0.887cm" svg:x="9.128cm" svg:y="8.366cm">
          <draw:text-box>
            <text:p>clock_pad</text:p>
          </draw:text-box>
        </draw:frame>
        <draw:frame draw:style-name="gr12" draw:text-style-name="P5" draw:layer="layout" svg:width="1.37cm" svg:height="0.569cm" svg:x="11.795cm" svg:y="4.241cm">
          <draw:text-box>
            <text:p>Device</text:p>
          </draw:text-box>
        </draw:frame>
        <draw:frame draw:style-name="gr12" draw:text-style-name="P5" draw:layer="layout" svg:width="2.534cm" svg:height="0.569cm" svg:x="3.159cm" svg:y="2.016cm">
          <draw:text-box>
            <text:p>architecture.png</text:p>
          </draw:text-box>
        </draw:frame>
      </draw:page>
      <draw:page draw:name="page2" draw:style-name="dp1" draw:master-page-name="Default">
        <draw:custom-shape draw:style-name="gr1" draw:text-style-name="P1" draw:layer="layout" svg:width="6.985cm" svg:height="6.096cm" svg:x="9.228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6.207cm" svg:x2="9.255cm" svg:y2="6.207cm">
          <text:p/>
        </draw:line>
        <draw:custom-shape draw:style-name="gr3" draw:text-style-name="P3" draw:layer="layout" svg:width="1.905cm" svg:height="3.429cm" svg:x="3.794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0.508cm" svg:height="0.508cm" svg:x="5.445cm" svg:y="5.9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0.508cm" svg:height="0.508cm" svg:x="5.445cm" svg:y="7.858cm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curve" draw:line-skew="-0.138cm" svg:x1="5.445cm" svg:y1="8.112cm" svg:x2="5.445cm" svg:y2="6.207cm" draw:start-shape="id5" draw:start-glue-point="3" draw:end-shape="id6" draw:end-glue-point="3" svg:d="M5445 8112c-958 0-958-1905 0-1905" svg:viewBox="0 0 719 1906">
          <text:p/>
        </draw:connector>
        <draw:custom-shape draw:style-name="gr6" draw:text-style-name="P3" draw:layer="layout" svg:width="0.762cm" svg:height="0.762cm" draw:transform="rotate (-1.55473929767655) translate (7.731cm 5.82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508cm" svg:height="0.508cm" svg:x="8.955cm" svg:y="5.953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077cm" svg:height="0.635cm" svg:x="6.162cm" svg:y="5.191cm">
          <draw:text-box>
            <text:p>data_trace</text:p>
          </draw:text-box>
        </draw:frame>
        <draw:frame draw:style-name="gr10" draw:text-style-name="P5" draw:layer="layout" svg:width="2.077cm" svg:height="0.635cm" svg:x="3.794cm" svg:y="6.842cm">
          <draw:text-box>
            <text:p>cko</text:p>
          </draw:text-box>
        </draw:frame>
        <draw:frame draw:style-name="gr12" draw:text-style-name="P5" draw:layer="layout" svg:width="1.37cm" svg:height="0.569cm" svg:x="11.795cm" svg:y="4.241cm">
          <draw:text-box>
            <text:p>Device</text:p>
          </draw:text-box>
        </draw:frame>
        <draw:frame draw:style-name="gr12" draw:text-style-name="P5" draw:layer="layout" svg:width="3.017cm" svg:height="0.569cm" svg:x="3.159cm" svg:y="2.016cm">
          <draw:text-box>
            <text:p>set_input_delay.png</text:p>
          </draw:text-box>
        </draw:frame>
        <draw:frame draw:style-name="gr13" draw:text-style-name="P5" xml:id="id7" draw:id="id7" draw:layer="layout" svg:width="0.693cm" svg:height="0.569cm" svg:x="3.413cm" svg:y="9.321cm">
          <draw:text-box>
            <text:p>A</text:p>
          </draw:text-box>
        </draw:frame>
        <draw:connector draw:style-name="gr5" draw:text-style-name="P2" draw:layer="layout" draw:type="curve" svg:x1="4.106cm" svg:y1="9.605cm" svg:x2="5.445cm" svg:y2="8.112cm" draw:start-shape="id7" draw:start-glue-point="1" draw:end-shape="id5" draw:end-glue-point="3" svg:d="M4106 9605c1003 0 334-1493 1339-1493" svg:viewBox="0 0 1340 1494">
          <text:p/>
        </draw:connector>
      </draw:page>
      <draw:page draw:name="page3" draw:style-name="dp1" draw:master-page-name="Default">
        <draw:custom-shape draw:style-name="gr1" draw:text-style-name="P1" draw:layer="layout" svg:width="6.985cm" svg:height="6.096cm" svg:x="9.228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8.112cm" svg:x2="9.255cm" svg:y2="8.112cm">
          <text:p/>
        </draw:line>
        <draw:custom-shape draw:style-name="gr3" draw:text-style-name="P3" draw:layer="layout" svg:width="1.905cm" svg:height="3.429cm" svg:x="3.794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508cm" svg:height="0.508cm" svg:x="5.445cm" svg:y="7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762cm" draw:transform="rotate (-1.55473929767655) translate (7.731cm 7.7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9" draw:id="id9" draw:layer="layout" svg:width="0.508cm" svg:height="0.508cm" svg:x="8.955cm" svg:y="7.858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077cm" svg:height="0.635cm" svg:x="6.289cm" svg:y="8.747cm">
          <draw:text-box>
            <text:p>clock_trace</text:p>
          </draw:text-box>
        </draw:frame>
        <draw:frame draw:style-name="gr12" draw:text-style-name="P5" draw:layer="layout" svg:width="1.37cm" svg:height="0.569cm" svg:x="11.795cm" svg:y="4.241cm">
          <draw:text-box>
            <text:p>Device</text:p>
          </draw:text-box>
        </draw:frame>
        <draw:frame draw:style-name="gr12" draw:text-style-name="P5" draw:layer="layout" svg:width="2.648cm" svg:height="0.569cm" svg:x="3.159cm" svg:y="2.016cm">
          <draw:text-box>
            <text:p>create_clock.png</text:p>
          </draw:text-box>
        </draw:frame>
        <draw:frame draw:style-name="gr13" draw:text-style-name="P5" xml:id="id8" draw:id="id8" draw:layer="layout" svg:width="0.693cm" svg:height="0.569cm" svg:x="6.715cm" svg:y="10.464cm">
          <draw:text-box>
            <text:p>A</text:p>
          </draw:text-box>
        </draw:frame>
        <draw:connector draw:style-name="gr5" draw:text-style-name="P2" draw:layer="layout" draw:type="curve" svg:x1="7.408cm" svg:y1="10.748cm" svg:x2="8.955cm" svg:y2="8.112cm" draw:start-shape="id8" draw:start-glue-point="1" draw:end-shape="id9" draw:end-glue-point="3" svg:d="M7408 10748c1159 0 386-2636 1547-2636" svg:viewBox="0 0 1548 2637">
          <text:p/>
        </draw:connector>
      </draw:page>
      <draw:page draw:name="page4" draw:style-name="dp1" draw:master-page-name="Default">
        <draw:custom-shape draw:style-name="gr1" draw:text-style-name="P1" draw:layer="layout" svg:width="6.985cm" svg:height="6.096cm" svg:x="9.228cm" svg:y="4.17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953cm" svg:y1="8.112cm" svg:x2="9.255cm" svg:y2="8.112cm">
          <text:p/>
        </draw:line>
        <draw:custom-shape draw:style-name="gr3" draw:text-style-name="P3" draw:layer="layout" svg:width="1.905cm" svg:height="3.429cm" svg:x="3.794cm" svg:y="5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0.508cm" svg:height="0.508cm" svg:x="5.445cm" svg:y="7.8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62cm" svg:height="0.762cm" draw:transform="rotate (-1.55473929767655) translate (7.731cm 7.71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0.508cm" svg:height="0.508cm" svg:x="8.955cm" svg:y="7.858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2.077cm" svg:height="0.635cm" svg:x="6.289cm" svg:y="8.747cm">
          <draw:text-box>
            <text:p>clock_trace</text:p>
          </draw:text-box>
        </draw:frame>
        <draw:frame draw:style-name="gr12" draw:text-style-name="P5" draw:layer="layout" svg:width="1.37cm" svg:height="0.569cm" svg:x="11.795cm" svg:y="4.241cm">
          <draw:text-box>
            <text:p>Device</text:p>
          </draw:text-box>
        </draw:frame>
        <draw:frame draw:style-name="gr12" draw:text-style-name="P5" draw:layer="layout" svg:width="3.279cm" svg:height="0.569cm" svg:x="3.159cm" svg:y="2.016cm">
          <draw:text-box>
            <text:p>set_clock_latency.png</text:p>
          </draw:text-box>
        </draw:frame>
        <draw:frame draw:style-name="gr13" draw:text-style-name="P5" xml:id="id10" draw:id="id10" draw:layer="layout" svg:width="0.693cm" svg:height="0.569cm" svg:x="7.115cm" svg:y="9.864cm">
          <draw:text-box>
            <text:p>B</text:p>
          </draw:text-box>
        </draw:frame>
        <draw:connector draw:style-name="gr5" draw:text-style-name="P2" draw:layer="layout" draw:type="curve" svg:x1="7.115cm" svg:y1="10.148cm" svg:x2="5.953cm" svg:y2="8.112cm" draw:start-shape="id10" draw:start-glue-point="3" draw:end-shape="id11" draw:end-glue-point="1" svg:d="M7115 10148c-870 0-289-2036-1162-2036" svg:viewBox="0 0 1163 20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3T19:35:01.312720096</meta:creation-date>
    <dc:date>2019-08-06T22:23:45.061906426</dc:date>
    <meta:editing-duration>PT1H39M24S</meta:editing-duration>
    <meta:editing-cycles>2</meta:editing-cycles>
    <meta:generator>LibreOffice/6.0.7.3$Linux_X86_64 LibreOffice_project/00m0$Build-3</meta:generator>
    <meta:document-statistic meta:object-count="63"/>
  </office:meta>
</office:document-meta>
</file>